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 fo:text-align="justify" style:justify-single-word="false"/>
      <style:text-properties style:font-name="Verdana" fo:font-style="italic" officeooo:rsid="000ded91" officeooo:paragraph-rsid="000ded91" style:font-style-asian="italic" style:font-style-complex="italic"/>
    </style:style>
    <style:style style:name="P2" style:family="paragraph" style:parent-style-name="Standard">
      <style:paragraph-properties fo:line-height="200%" fo:text-align="justify" style:justify-single-word="false"/>
      <style:text-properties style:font-name="Verdana" fo:font-style="italic" fo:font-weight="bold" officeooo:rsid="000ded91" officeooo:paragraph-rsid="000ded91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Verdana" fo:font-style="italic" fo:font-weight="normal" officeooo:rsid="000ded91" officeooo:paragraph-rsid="000ded9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style:font-name="Verdana" fo:font-style="normal" fo:font-weight="bold" officeooo:rsid="000ded91" officeooo:paragraph-rsid="000ded91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Verdana" fo:font-style="normal" fo:font-weight="bold" officeooo:rsid="000ded91" officeooo:paragraph-rsid="000ded9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font-name="Verdana" fo:font-style="normal" officeooo:paragraph-rsid="000ded91" style:font-style-asian="normal" style:font-style-complex="normal"/>
    </style:style>
    <style:style style:name="P7" style:family="paragraph" style:parent-style-name="Standard" style:list-style-name="L1">
      <style:paragraph-properties fo:line-height="200%" fo:text-align="justify" style:justify-single-word="false"/>
      <style:text-properties style:font-name="Verdana" fo:font-style="normal" officeooo:rsid="000ded91" officeooo:paragraph-rsid="000ded91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B V</text:p>
      <text:p text:style-name="P4">KESIMPULAN DAN SARAN</text:p>
      <text:p text:style-name="P5">5.1<text:tab/>Kesimpulan</text:p>
      <text:p text:style-name="P6"><text:tab/><text:span text:style-name="T1">Setelah dilakukan analisis dan pengujaian terhadap </text:span><text:span text:style-name="T2">library</text:span><text:span text:style-name="T1"> dapat diambil beberapa kesimpulan yaitu:</text:span></text:p>
      <text:list xml:id="list5432887847664863246" text:style-name="L1">
        <text:list-item>
          <text:p text:style-name="P7"><text:span text:style-name="T2">Library </text:span><text:span text:style-name="T1">dapat digunakan untuk mengakses basisdata MongoDB.</text:span></text:p>
        </text:list-item>
        <text:list-item>
          <text:p text:style-name="P1"><text:span text:style-name="T1">Library </text:span><text:span text:style-name="T4">dapat membantu menangani perintah </text:span><text:span text:style-name="T1">DDL </text:span><text:span text:style-name="T4">dan </text:span><text:span text:style-name="T1">DML </text:span><text:span text:style-name="T4">dan </text:span><text:span text:style-name="T1">query </text:span><text:span text:style-name="T4">pengambilan data.</text:span></text:p>
        </text:list-item>
      </text:list>
      <text:p text:style-name="P2"><text:span text:style-name="T3">5.2<text:tab/>Saran</text:span></text:p>
      <text:p text:style-name="P3"><text:span text:style-name="T3"><text:tab/></text:span>Library framework <text:span text:style-name="T3">Codeigniter untuk mengakses basisdata MongoDB ini dapat dikembangkan dengan menambah lebih banyak fungsi misalnya Fungsi untuk </text:span>insert batch, <text:span text:style-name="T3">fungsi upload file dan lain-l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09:19:36.859015934</meta:creation-date>
    <dc:date>2016-01-04T09:34:28.053207685</dc:date>
    <meta:editing-duration>PT14M51S</meta:editing-duration>
    <meta:editing-cycles>1</meta:editing-cycles>
    <meta:document-statistic meta:table-count="0" meta:image-count="0" meta:object-count="0" meta:page-count="1" meta:paragraph-count="8" meta:word-count="67" meta:character-count="484" meta:non-whitespace-character-count="425"/>
    <meta:generator>LibreOffice/5.0.4.2$Linux_x86 LibreOffice_project/00m0$Build-2</meta:generator>
  </office:meta>
</office:document-meta>
</file>